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583in" fo:margin-left="-0.3708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0243in"/>
    </style:style>
    <style:style style:name="Table1.D" style:family="table-column">
      <style:table-column-properties style:column-width="1.3507in"/>
    </style:style>
    <style:style style:name="Table1.E" style:family="table-column">
      <style:table-column-properties style:column-width="1.3993in"/>
    </style:style>
    <style:style style:name="Table1.F" style:family="table-column">
      <style:table-column-properties style:column-width="1.78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583in" fo:margin-left="-0.3708in" table:align="left"/>
    </style:style>
    <style:style style:name="Table2.A" style:family="table-column">
      <style:table-column-properties style:column-width="0.9354in"/>
    </style:style>
    <style:style style:name="Table2.B" style:family="table-column">
      <style:table-column-properties style:column-width="0.8257in"/>
    </style:style>
    <style:style style:name="Table2.C" style:family="table-column">
      <style:table-column-properties style:column-width="0.9021in"/>
    </style:style>
    <style:style style:name="Table2.D" style:family="table-column">
      <style:table-column-properties style:column-width="0.9014in"/>
    </style:style>
    <style:style style:name="Table2.E" style:family="table-column">
      <style:table-column-properties style:column-width="2.1604in"/>
    </style:style>
    <style:style style:name="Table2.F" style:family="table-column">
      <style:table-column-properties style:column-width="1.8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583in" fo:margin-left="-0.3708in" table:align="left"/>
    </style:style>
    <style:style style:name="Table3.A" style:family="table-column">
      <style:table-column-properties style:column-width="0.9354in"/>
    </style:style>
    <style:style style:name="Table3.B" style:family="table-column">
      <style:table-column-properties style:column-width="0.8257in"/>
    </style:style>
    <style:style style:name="Table3.C" style:family="table-column">
      <style:table-column-properties style:column-width="0.9021in"/>
    </style:style>
    <style:style style:name="Table3.D" style:family="table-column">
      <style:table-column-properties style:column-width="0.9014in"/>
    </style:style>
    <style:style style:name="Table3.E" style:family="table-column">
      <style:table-column-properties style:column-width="2.2465in"/>
    </style:style>
    <style:style style:name="Table3.F" style:family="table-column">
      <style:table-column-properties style:column-width="1.74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83in" fo:margin-left="-0.3708in" table:align="left"/>
    </style:style>
    <style:style style:name="Table4.A" style:family="table-column">
      <style:table-column-properties style:column-width="0.9354in"/>
    </style:style>
    <style:style style:name="Table4.B" style:family="table-column">
      <style:table-column-properties style:column-width="0.8257in"/>
    </style:style>
    <style:style style:name="Table4.C" style:family="table-column">
      <style:table-column-properties style:column-width="0.9021in"/>
    </style:style>
    <style:style style:name="Table4.D" style:family="table-column">
      <style:table-column-properties style:column-width="1.9813in"/>
    </style:style>
    <style:style style:name="Table4.E" style:family="table-column">
      <style:table-column-properties style:column-width="2.913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939" officeooo:paragraph-rsid="0013f939"/>
    </style:style>
    <style:style style:name="P2" style:family="paragraph" style:parent-style-name="Standard">
      <style:text-properties officeooo:rsid="00162278" officeooo:paragraph-rsid="00162278"/>
    </style:style>
    <style:style style:name="P3" style:family="paragraph" style:parent-style-name="Standard">
      <style:text-properties officeooo:rsid="00190b14" officeooo:paragraph-rsid="00190b14"/>
    </style:style>
    <style:style style:name="P4" style:family="paragraph" style:parent-style-name="Standard">
      <style:text-properties officeooo:rsid="00190b14" officeooo:paragraph-rsid="00238d6a"/>
    </style:style>
    <style:style style:name="P5" style:family="paragraph" style:parent-style-name="Standard">
      <style:text-properties officeooo:rsid="00190b14" officeooo:paragraph-rsid="0028dc43"/>
    </style:style>
    <style:style style:name="P6" style:family="paragraph" style:parent-style-name="Standard">
      <style:text-properties fo:font-size="22pt" fo:font-weight="bold" officeooo:rsid="0013f939" officeooo:paragraph-rsid="0013f939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3637ef" officeooo:paragraph-rsid="0013f939" style:font-size-asian="22pt" style:font-weight-asian="bold" style:font-size-complex="22pt" style:font-weight-complex="bold"/>
    </style:style>
    <style:style style:name="P8" style:family="paragraph" style:parent-style-name="Standard">
      <style:text-properties officeooo:rsid="001c923e" officeooo:paragraph-rsid="0023f1bf"/>
    </style:style>
    <style:style style:name="P9" style:family="paragraph" style:parent-style-name="Standard">
      <style:text-properties officeooo:rsid="001c923e" officeooo:paragraph-rsid="0034d2bb"/>
    </style:style>
    <style:style style:name="P10" style:family="paragraph" style:parent-style-name="Standard">
      <style:text-properties officeooo:rsid="002b937d" officeooo:paragraph-rsid="0034d2bb"/>
    </style:style>
    <style:style style:name="P11" style:family="paragraph" style:parent-style-name="Standard">
      <style:text-properties officeooo:paragraph-rsid="003710a4"/>
    </style:style>
    <style:style style:name="P12" style:family="paragraph" style:parent-style-name="Standard">
      <style:text-properties officeooo:rsid="004b5965" officeooo:paragraph-rsid="004b5965"/>
    </style:style>
    <style:style style:name="P13" style:family="paragraph" style:parent-style-name="Table_20_Contents">
      <style:text-properties officeooo:rsid="00162278" officeooo:paragraph-rsid="00162278"/>
    </style:style>
    <style:style style:name="P14" style:family="paragraph" style:parent-style-name="Table_20_Contents">
      <style:text-properties officeooo:rsid="00162278" officeooo:paragraph-rsid="003710a4"/>
    </style:style>
    <style:style style:name="P15" style:family="paragraph" style:parent-style-name="Table_20_Contents">
      <style:text-properties officeooo:rsid="0017a2fd" officeooo:paragraph-rsid="0017a2fd"/>
    </style:style>
    <style:style style:name="P16" style:family="paragraph" style:parent-style-name="Table_20_Contents">
      <style:text-properties officeooo:rsid="0017a2fd" officeooo:paragraph-rsid="003710a4"/>
    </style:style>
    <style:style style:name="P17" style:family="paragraph" style:parent-style-name="Table_20_Contents">
      <style:text-properties officeooo:rsid="00190b14" officeooo:paragraph-rsid="00190b14"/>
    </style:style>
    <style:style style:name="P18" style:family="paragraph" style:parent-style-name="Table_20_Contents">
      <style:text-properties officeooo:rsid="001a30ac" officeooo:paragraph-rsid="001a30ac"/>
    </style:style>
    <style:style style:name="P19" style:family="paragraph" style:parent-style-name="Table_20_Contents">
      <style:text-properties officeooo:rsid="001a30ac" officeooo:paragraph-rsid="003710a4"/>
    </style:style>
    <style:style style:name="P20" style:family="paragraph" style:parent-style-name="Table_20_Contents">
      <style:text-properties officeooo:rsid="002cb781" officeooo:paragraph-rsid="002cb781"/>
    </style:style>
    <style:style style:name="P21" style:family="paragraph" style:parent-style-name="Table_20_Contents">
      <style:text-properties officeooo:rsid="002cb781" officeooo:paragraph-rsid="002d6a5f"/>
    </style:style>
    <style:style style:name="P22" style:family="paragraph" style:parent-style-name="Table_20_Contents">
      <style:text-properties officeooo:rsid="002d6a5f" officeooo:paragraph-rsid="002d6a5f"/>
    </style:style>
    <style:style style:name="P23" style:family="paragraph" style:parent-style-name="Table_20_Contents">
      <style:text-properties officeooo:rsid="002d6a5f" officeooo:paragraph-rsid="003710a4"/>
    </style:style>
    <style:style style:name="P24" style:family="paragraph" style:parent-style-name="Table_20_Contents">
      <style:text-properties officeooo:rsid="002dc69d" officeooo:paragraph-rsid="002dc69d"/>
    </style:style>
    <style:style style:name="P25" style:family="paragraph" style:parent-style-name="Table_20_Contents">
      <style:text-properties officeooo:rsid="002dc69d" officeooo:paragraph-rsid="003710a4"/>
    </style:style>
    <style:style style:name="P26" style:family="paragraph" style:parent-style-name="Table_20_Contents">
      <style:text-properties officeooo:rsid="002e08f7" officeooo:paragraph-rsid="002e08f7"/>
    </style:style>
    <style:style style:name="P27" style:family="paragraph" style:parent-style-name="Table_20_Contents">
      <style:text-properties officeooo:rsid="002e08f7" officeooo:paragraph-rsid="003710a4"/>
    </style:style>
    <style:style style:name="P28" style:family="paragraph" style:parent-style-name="Table_20_Contents">
      <style:text-properties officeooo:rsid="002ef4a7" officeooo:paragraph-rsid="002ef4a7"/>
    </style:style>
    <style:style style:name="P29" style:family="paragraph" style:parent-style-name="Table_20_Contents">
      <style:text-properties officeooo:rsid="002ef4a7" officeooo:paragraph-rsid="003710a4"/>
    </style:style>
    <style:style style:name="P30" style:family="paragraph" style:parent-style-name="Table_20_Contents">
      <style:text-properties officeooo:paragraph-rsid="003710a4"/>
    </style:style>
    <style:style style:name="P31" style:family="paragraph" style:parent-style-name="Table_20_Contents">
      <style:text-properties officeooo:rsid="003710a4" officeooo:paragraph-rsid="003710a4"/>
    </style:style>
    <style:style style:name="P32" style:family="paragraph" style:parent-style-name="Table_20_Contents">
      <style:text-properties officeooo:rsid="003d9475" officeooo:paragraph-rsid="003d9475"/>
    </style:style>
    <style:style style:name="P33" style:family="paragraph" style:parent-style-name="Table_20_Contents">
      <style:text-properties officeooo:rsid="004057ad" officeooo:paragraph-rsid="004057ad"/>
    </style:style>
    <style:style style:name="P34" style:family="paragraph" style:parent-style-name="Table_20_Contents">
      <style:text-properties officeooo:rsid="0041b610" officeooo:paragraph-rsid="0041b610"/>
    </style:style>
    <style:style style:name="P35" style:family="paragraph" style:parent-style-name="Table_20_Contents">
      <style:text-properties officeooo:rsid="0042626e" officeooo:paragraph-rsid="0042626e"/>
    </style:style>
    <style:style style:name="P36" style:family="paragraph" style:parent-style-name="Table_20_Contents">
      <style:text-properties officeooo:rsid="0043b8b2" officeooo:paragraph-rsid="0043b8b2"/>
    </style:style>
    <style:style style:name="P37" style:family="paragraph" style:parent-style-name="Table_20_Contents">
      <style:text-properties officeooo:rsid="0043ed0e" officeooo:paragraph-rsid="0043ed0e"/>
    </style:style>
    <style:style style:name="P38" style:family="paragraph" style:parent-style-name="Table_20_Contents">
      <style:text-properties officeooo:rsid="0045792b" officeooo:paragraph-rsid="0045792b"/>
    </style:style>
    <style:style style:name="P39" style:family="paragraph" style:parent-style-name="Table_20_Contents">
      <style:text-properties officeooo:rsid="0046d567" officeooo:paragraph-rsid="0046d567"/>
    </style:style>
    <style:style style:name="P40" style:family="paragraph" style:parent-style-name="Table_20_Contents">
      <style:text-properties officeooo:rsid="00480bfc" officeooo:paragraph-rsid="00480bfc"/>
    </style:style>
    <style:style style:name="P41" style:family="paragraph" style:parent-style-name="Table_20_Contents">
      <style:text-properties officeooo:rsid="0049e6f2" officeooo:paragraph-rsid="0049e6f2"/>
    </style:style>
    <style:style style:name="P42" style:family="paragraph" style:parent-style-name="Table_20_Contents">
      <style:text-properties officeooo:rsid="004c9a66" officeooo:paragraph-rsid="004c9a66"/>
    </style:style>
    <style:style style:name="P43" style:family="paragraph" style:parent-style-name="Table_20_Contents">
      <style:text-properties officeooo:rsid="0050e1a3" officeooo:paragraph-rsid="0050e1a3"/>
    </style:style>
    <style:style style:name="P44" style:family="paragraph" style:parent-style-name="Table_20_Contents">
      <style:text-properties officeooo:rsid="00518c6d" officeooo:paragraph-rsid="00518c6d"/>
    </style:style>
    <style:style style:name="P45" style:family="paragraph" style:parent-style-name="Table_20_Contents">
      <style:text-properties officeooo:rsid="00533c2e" officeooo:paragraph-rsid="00533c2e"/>
    </style:style>
    <style:style style:name="P46" style:family="paragraph" style:parent-style-name="Standard">
      <style:text-properties officeooo:rsid="004b5965" officeooo:paragraph-rsid="004b5965"/>
    </style:style>
    <style:style style:name="P47" style:family="paragraph" style:parent-style-name="Standard">
      <style:text-properties officeooo:rsid="0056c4b9" officeooo:paragraph-rsid="0056c4b9"/>
    </style:style>
    <style:style style:name="P48" style:family="paragraph" style:parent-style-name="Standard">
      <style:text-properties officeooo:paragraph-rsid="0056c4b9"/>
    </style:style>
    <style:style style:name="P49" style:family="paragraph" style:parent-style-name="Table_20_Contents">
      <style:text-properties officeooo:rsid="00162278" officeooo:paragraph-rsid="0056c4b9"/>
    </style:style>
    <style:style style:name="P50" style:family="paragraph" style:parent-style-name="Table_20_Contents">
      <style:text-properties officeooo:rsid="002e08f7" officeooo:paragraph-rsid="0056c4b9"/>
    </style:style>
    <style:style style:name="P51" style:family="paragraph" style:parent-style-name="Table_20_Contents">
      <style:text-properties officeooo:rsid="002ef4a7" officeooo:paragraph-rsid="0056c4b9"/>
    </style:style>
    <style:style style:name="P52" style:family="paragraph" style:parent-style-name="Table_20_Contents">
      <style:text-properties officeooo:rsid="003710a4" officeooo:paragraph-rsid="0056c4b9"/>
    </style:style>
    <style:style style:name="P53" style:family="paragraph" style:parent-style-name="Table_20_Contents">
      <style:text-properties officeooo:rsid="001a30ac" officeooo:paragraph-rsid="0056c4b9"/>
    </style:style>
    <style:style style:name="P54" style:family="paragraph" style:parent-style-name="Table_20_Contents">
      <style:text-properties officeooo:rsid="0017a2fd" officeooo:paragraph-rsid="0056c4b9"/>
    </style:style>
    <style:style style:name="P55" style:family="paragraph" style:parent-style-name="Table_20_Contents">
      <style:text-properties officeooo:rsid="0043b8b2" officeooo:paragraph-rsid="0056c4b9"/>
    </style:style>
    <style:style style:name="P56" style:family="paragraph" style:parent-style-name="Table_20_Contents">
      <style:text-properties officeooo:rsid="004c9a66" officeooo:paragraph-rsid="0056c4b9"/>
    </style:style>
    <style:style style:name="P57" style:family="paragraph" style:parent-style-name="Table_20_Contents">
      <style:text-properties officeooo:rsid="002d6a5f" officeooo:paragraph-rsid="0056c4b9"/>
    </style:style>
    <style:style style:name="P58" style:family="paragraph" style:parent-style-name="Table_20_Contents">
      <style:text-properties officeooo:rsid="00518c6d" officeooo:paragraph-rsid="0056c4b9"/>
    </style:style>
    <style:style style:name="P59" style:family="paragraph" style:parent-style-name="Table_20_Contents">
      <style:text-properties officeooo:rsid="0043ed0e" officeooo:paragraph-rsid="0056c4b9"/>
    </style:style>
    <style:style style:name="P60" style:family="paragraph" style:parent-style-name="Table_20_Contents">
      <style:text-properties officeooo:rsid="0045792b" officeooo:paragraph-rsid="0056c4b9"/>
    </style:style>
    <style:style style:name="P61" style:family="paragraph" style:parent-style-name="Table_20_Contents">
      <style:text-properties officeooo:rsid="0046d567" officeooo:paragraph-rsid="0056c4b9"/>
    </style:style>
    <style:style style:name="P62" style:family="paragraph" style:parent-style-name="Table_20_Contents">
      <style:text-properties officeooo:paragraph-rsid="0056c4b9"/>
    </style:style>
    <style:style style:name="P63" style:family="paragraph" style:parent-style-name="Table_20_Contents">
      <style:text-properties officeooo:rsid="00586a57" officeooo:paragraph-rsid="00586a57"/>
    </style:style>
    <style:style style:name="P64" style:family="paragraph" style:parent-style-name="Table_20_Contents">
      <style:text-properties officeooo:rsid="005984f2" officeooo:paragraph-rsid="005984f2"/>
    </style:style>
    <style:style style:name="P65" style:family="paragraph" style:parent-style-name="Table_20_Contents">
      <style:text-properties officeooo:rsid="0059e780" officeooo:paragraph-rsid="0059e780"/>
    </style:style>
    <style:style style:name="P66" style:family="paragraph" style:parent-style-name="Table_20_Contents">
      <style:text-properties officeooo:rsid="005af5a7" officeooo:paragraph-rsid="005af5a7"/>
    </style:style>
    <style:style style:name="P67" style:family="paragraph" style:parent-style-name="Table_20_Contents">
      <style:text-properties officeooo:rsid="005c2b6a" officeooo:paragraph-rsid="005c2b6a"/>
    </style:style>
    <style:style style:name="T1" style:family="text">
      <style:text-properties officeooo:rsid="001c92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08f7"/>
    </style:style>
    <style:style style:name="T4" style:family="text">
      <style:text-properties officeooo:rsid="002ef4a7"/>
    </style:style>
    <style:style style:name="T5" style:family="text">
      <style:text-properties officeooo:rsid="002f6584"/>
    </style:style>
    <style:style style:name="T6" style:family="text">
      <style:text-properties officeooo:rsid="0034d2bb"/>
    </style:style>
    <style:style style:name="T7" style:family="text">
      <style:text-properties officeooo:rsid="0046d567"/>
    </style:style>
    <style:style style:name="T8" style:family="text">
      <style:text-properties officeooo:rsid="0054ef3e"/>
    </style:style>
    <style:style style:name="T9" style:family="text">
      <style:text-properties officeooo:rsid="005c2b6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 Abgabe 1</text:p>
      <text:p text:style-name="P1"/>
      <text:p text:style-name="P1"/>
      <text:p text:style-name="P5"><text:span text:style-name="T2">Berechneter Speicherplatz</text:span>: <text:span text:style-name="T1">Es muss <text:s/>ein N x N Feld von Doubles (32bit = 4 Byte) gespeichert werden. : </text:span></text:p>
      <text:p text:style-name="P5"/>
      <text:p text:style-name="P9">1024 x 1024 x 8 Byte = <text:s text:c="5"/><text:span text:style-name="T6">8388608</text:span> <text:s text:c="2"/>Byte = <text:span text:style-name="T6">8.3 </text:span>MB</text:p>
      <text:p text:style-name="P9">2048 x 2048 x 8 Byte = <text:s text:c="3"/><text:span text:style-name="T6">33554432</text:span> <text:s text:c="2"/>Byte = <text:s/><text:span text:style-name="T6">33.6 </text:span>MB</text:p>
      <text:p text:style-name="P10">4096 x 4096 x 8 Byte = <text:s/><text:span text:style-name="T6">134217728</text:span> <text:s/>Byte = <text:s/><text:span text:style-name="T6">134.2 </text:span>MB</text:p>
      <text:p text:style-name="P3"/>
      <text:p text:style-name="P4"><text:span text:style-name="T2">Berechneter Arbeitsspeicher</text:span>: <text:span text:style-name="T1">Es müssen 2 <text:s text:c="2"/>N x N Felder von Doubles (32bit = 4 Byte) gespeichert werden (und ein paar weitere Bytes für den Rest des Codes) : </text:span></text:p>
      <text:p text:style-name="P4"/>
      <text:p text:style-name="P8">2 x 1024 x 1024 x 8 Byte = <text:s text:c="4"/>16777216 Byte = 16.7 MB</text:p>
      <text:p text:style-name="P8">2 x 2048 x 2048 x 8 Byte = <text:s text:c="4"/>67108864 Byte = 67.1 MB</text:p>
      <text:p text:style-name="P8">2 x 4096 x 4096 x 8 Byte = <text:s text:c="2"/>268435456 Byte = 268.4 MB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Feldgröße</text:p>
          </table:table-cell>
          <table:table-cell table:style-name="Table1.A1" office:value-type="string">
            <text:p text:style-name="P26">Zeitschritte</text:p>
          </table:table-cell>
          <table:table-cell table:style-name="Table1.A1" office:value-type="string">
            <text:p text:style-name="P26">Laufzeit</text:p>
            <text:p text:style-name="P28">[ms]</text:p>
          </table:table-cell>
          <table:table-cell table:style-name="Table1.A1" office:value-type="string">
            <text:p text:style-name="P13"><text:span text:style-name="T3">Memory</text:span> <text:line-break/><text:span text:style-name="T4">[Bytes]</text:span></text:p>
          </table:table-cell>
          <table:table-cell table:style-name="Table1.A1" office:value-type="string">
            <text:p text:style-name="P17">Festplattenspeicher</text:p>
          </table:table-cell>
          <table:table-cell table:style-name="Table1.F1" office:value-type="string">
            <text:p text:style-name="P18">Durchschnitt <text:span text:style-name="T5">Laufzeit</text:span></text:p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09s</text:p>
          </table:table-cell>
          <table:table-cell table:style-name="Table1.A2" office:value-type="string">
            <text:p text:style-name="P32">16,814,368</text:p>
          </table:table-cell>
          <table:table-cell table:style-name="Table1.A2" office:value-type="string">
            <text:p text:style-name="P20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0.986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0.995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52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37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P43">1.0158</text:p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34s</text:p>
          </table:table-cell>
          <table:table-cell table:style-name="Table1.A2" office:value-type="string">
            <text:p text:style-name="P32">67,146,016</text:p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2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4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1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895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P43">3.921</text:p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680s</text:p>
          </table:table-cell>
          <table:table-cell table:style-name="Table1.A2" office:value-type="string">
            <text:p text:style-name="P32">268,472,608</text:p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161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428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5.396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430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P43">16.219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Labor Abgabe 2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>Feldgröße</text:p>
          </table:table-cell>
          <table:table-cell table:style-name="Table2.A1" office:value-type="string">
            <text:p text:style-name="P27">Zeitschritte</text:p>
          </table:table-cell>
          <table:table-cell table:style-name="Table2.A1" office:value-type="string">
            <text:p text:style-name="P27">Laufzeit</text:p>
            <text:p text:style-name="P29">[ms]</text:p>
          </table:table-cell>
          <table:table-cell table:style-name="Table2.A1" office:value-type="string">
            <text:p text:style-name="P31">nThreads</text:p>
          </table:table-cell>
          <table:table-cell table:style-name="Table2.A1" office:value-type="string">
            <text:p text:style-name="P14"><text:span text:style-name="T3">Memory</text:span> <text:line-break/><text:span text:style-name="T4">[Bytes]</text:span></text:p>
          </table:table-cell>
          <table:table-cell table:style-name="Table2.F1" office:value-type="string">
            <text:p text:style-name="P19">Durchschnitt <text:span text:style-name="T5">Laufzeit</text:span></text:p>
          </table:table-cell>
        </table:table-row>
        <table:table-row table:style-name="Table2.2"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03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16,814,368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41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699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694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86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0.7245</text:p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53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67,146,016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70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28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821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37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2.7618</text:p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13.718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268,472,608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7">0m13.214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8">0m13.1<text:span text:style-name="T7">52</text:span>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9">0m13.889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13.4516</text:p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9">0m13.285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25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4">1024 x 1024</text:p>
          </table:table-cell>
          <table:table-cell table:style-name="Table3.A1" office:value-type="string">
            <text:p text:style-name="P16">20</text:p>
          </table:table-cell>
          <table:table-cell table:style-name="Table3.A1" office:value-type="string">
            <text:p text:style-name="P40">0m0.692s</text:p>
          </table:table-cell>
          <table:table-cell table:style-name="Table3.A1" office:value-type="string">
            <text:p text:style-name="P31">16</text:p>
          </table:table-cell>
          <table:table-cell table:style-name="Table3.A1" office:value-type="string">
            <text:p text:style-name="P41">16,820,512</text:p>
          </table:table-cell>
          <table:table-cell table:style-name="Table3.F1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75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717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693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23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697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5">0.711</text:p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95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41">67,152,160</text:p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895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84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90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67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5">2.856</text:p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0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41">268,478,752</text:p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60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645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54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2.95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5"><text:span text:style-name="T8">1</text:span>3.264</text:p>
          </table:table-cell>
        </table:table-row>
      </table:table>
      <text:p text:style-name="P11"/>
      <text:p text:style-name="P11"/>
      <text:p text:style-name="P11"/>
      <text:p text:style-name="P11"><text:soft-page-break/></text:p>
      <text:p text:style-name="P12">Visuelle Aufbereitung:</text:p>
      <text:p text:style-name="P12"/>
      <text:p text:style-name="P12"/>
      <text:p text:style-name="P12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7"><text:soft-page-break/>Labor Abgabe 4</text:p>
      <text:p text:style-name="P47"/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9">Feldgröße</text:p>
          </table:table-cell>
          <table:table-cell table:style-name="Table4.A1" office:value-type="string">
            <text:p text:style-name="P50">Zeitschritte</text:p>
          </table:table-cell>
          <table:table-cell table:style-name="Table4.A1" office:value-type="string">
            <text:p text:style-name="P50">Laufzeit</text:p>
            <text:p text:style-name="P51">[ms]</text:p>
          </table:table-cell>
          <table:table-cell table:style-name="Table4.A1" office:value-type="string">
            <text:p text:style-name="P52">nThreads</text:p>
          </table:table-cell>
          <table:table-cell table:style-name="Table4.E1" office:value-type="string">
            <text:p text:style-name="P53">Durchschnitt <text:span text:style-name="T5">Laufzeit</text:span></text:p>
          </table:table-cell>
        </table:table-row>
        <table:table-row table:style-name="Table4.2">
          <table:table-cell table:style-name="Table4.A2" office:value-type="string">
            <text:p text:style-name="P49">1024 x 1024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3">0m4.688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1024 x 1024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3">0m4.380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1024 x 1024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3">0m4.748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1024 x 1024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3">0m4.496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1024 x 1024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3">0m4.404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7">4.6 s</text:p>
          </table:table-cell>
        </table:table-row>
        <table:table-row>
          <table:table-cell table:style-name="Table4.A2" office:value-type="string">
            <text:p text:style-name="P49">2048 x 2048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0m22.860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2048 x 2048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0m17.988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2048 x 2048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0m21.132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2048 x 2048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0m17.456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2048 x 2048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0m18.828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58"><text:s/><text:span text:style-name="T9">20.1 s</text:span></text:p>
          </table:table-cell>
        </table:table-row>
        <table:table-row>
          <table:table-cell table:style-name="Table4.A2" office:value-type="string">
            <text:p text:style-name="P49">4096 x 4096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1m24.084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4096 x 4096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1m24.980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4096 x 4096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4">1m28.132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2"/>
          </table:table-cell>
        </table:table-row>
        <table:table-row>
          <table:table-cell table:style-name="Table4.A2" office:value-type="string">
            <text:p text:style-name="P49">4096 x 4096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5">1m26.704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49">4096 x 4096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66">1m5.764s</text:p>
          </table:table-cell>
          <table:table-cell table:style-name="Table4.A2" office:value-type="string">
            <text:p text:style-name="P52">4</text:p>
          </table:table-cell>
          <table:table-cell table:style-name="Table4.E2" office:value-type="string">
            <text:p text:style-name="P67">81.2 s</text:p>
          </table:table-cell>
        </table:table-row>
      </table:table>
      <text:p text:style-name="P48"/>
      <text:p text:style-name="P48"/>
      <text:p text:style-name="P48"/>
      <text:p text:style-name="P48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21:02.170122454</meta:creation-date>
    <dc:date>2016-12-02T15:31:14.926252001</dc:date>
    <meta:editing-duration>PT2H1M25S</meta:editing-duration>
    <meta:editing-cycles>64</meta:editing-cycles>
    <meta:generator>LibreOffice/5.1.4.2$Linux_X86_64 LibreOffice_project/10m0$Build-2</meta:generator>
    <meta:document-statistic meta:table-count="4" meta:image-count="0" meta:object-count="2" meta:page-count="4" meta:paragraph-count="293" meta:word-count="559" meta:character-count="2474" meta:non-whitespace-character-count="21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773cm" svg:y="0.315cm" chart:style-name="ch2">
          <text:p>Laufzeit vs Feldgröße</text:p>
        </chart:title>
        <chart:legend chart:legend-position="end" svg:x="11.029cm" svg:y="3.951cm" style:legend-expansion="high" chart:style-name="ch3"/>
        <chart:plot-area chart:style-name="ch4" chart:data-source-has-labels="both" svg:x="1.33cm" svg:y="1.273cm" svg:width="9.38cm" svg:height="6.566cm">
          <chartooo:coordinate-region svg:x="2.27cm" svg:y="1.472cm" svg:width="7.499cm" svg:height="5.72cm"/>
          <chart:axis chart:dimension="x" chart:name="primary-x" chart:style-name="ch5" chartooo:axis-type="auto">
            <chartooo:date-scale/>
            <chart:title svg:x="5.222cm" svg:y="8.018cm" chart:style-name="ch6">
              <text:p>Feldgröße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381cm" chart:style-name="ch8">
              <text:p>Laufzeit [s]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ll</text:p>
              </table:table-cell>
              <table:table-cell office:value-type="string">
                <text:p>OMP Parallel 4 Threads</text:p>
              </table:table-cell>
            </table:table-row>
          </table:table-header-rows>
          <table:table-rows>
            <table:table-row>
              <table:table-cell office:value-type="string">
                <text:p>1024 x 1024</text:p>
              </table:table-cell>
              <table:table-cell office:value-type="float" office:value="1.0158">
                <text:p>1.0158</text:p>
              </table:table-cell>
              <table:table-cell office:value-type="float" office:value="0.7245">
                <text:p>0.7245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3.921">
                <text:p>3.921</text:p>
              </table:table-cell>
              <table:table-cell office:value-type="float" office:value="2.7618">
                <text:p>2.7618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16.219">
                <text:p>16.219</text:p>
              </table:table-cell>
              <table:table-cell office:value-type="float" office:value="13.4516">
                <text:p>13.4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773cm" svg:y="0.315cm" chart:style-name="ch2">
          <text:p>Laufzeit vs Feldgröße</text:p>
        </chart:title>
        <chart:legend chart:legend-position="end" svg:x="11.161cm" svg:y="4.2cm" style:legend-expansion="high" chart:style-name="ch3"/>
        <chart:plot-area chart:style-name="ch4" chart:data-source-has-labels="both" svg:x="1.33cm" svg:y="1.273cm" svg:width="9.512cm" svg:height="6.566cm">
          <chartooo:coordinate-region svg:x="2.27cm" svg:y="1.472cm" svg:width="7.631cm" svg:height="5.72cm"/>
          <chart:axis chart:dimension="x" chart:name="primary-x" chart:style-name="ch5" chartooo:axis-type="auto">
            <chartooo:date-scale/>
            <chart:title svg:x="5.288cm" svg:y="8.018cm" chart:style-name="ch6">
              <text:p>Feldgröße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381cm" chart:style-name="ch8">
              <text:p>Laufzeit [s]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Parallel 4 Threads</text:p>
              </table:table-cell>
            </table:table-row>
          </table:table-header-rows>
          <table:table-rows>
            <table:table-row>
              <table:table-cell office:value-type="string">
                <text:p>1024 x 102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81.2">
                <text:p>8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